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729cm" fo:min-width="3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4.0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5cm" fo:min-width="3.58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395cm" fo:min-width="3.8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3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3.7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4.379cm" fo:min-width="3.8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3.4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6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4.389cm" fo:min-width="3.8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4.0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6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49cm" fo:min-width="3.8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29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3.363cm" fo:min-width="3.8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5.776cm" fo:min-width="3.8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3.8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3.964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08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4.054cm" fo:min-width="3.0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2.1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2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.635cm" fo:margin-right="0cm" fo:line-height="200%" fo:text-indent="0cm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00%" fo:text-align="justify"/>
    </style:style>
    <style:style style:name="P7" style:family="paragraph">
      <loext:graphic-properties draw:fill="none" draw:fill-color="#ffffff"/>
      <style:paragraph-properties fo:line-height="100%" fo:text-align="justify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margin-left="0.635cm" fo:margin-right="0cm" fo:line-height="200%" fo:text-indent="0cm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0.979cm" svg:x="8.874cm" svg:y="0.50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9.763cm" svg:y="1.014cm">
          <draw:text-box>
            <text:p/>
          </draw:text-box>
        </draw:frame>
        <draw:frame draw:style-name="gr3" draw:text-style-name="P4" draw:layer="layout" svg:width="2.72cm" svg:height="1.039cm" svg:x="9.382cm" svg:y="0.492cm">
          <draw:text-box>
            <text:p text:style-name="P3"><text:span text:style-name="T1">Advocate</text:span></text:p>
          </draw:text-box>
        </draw:frame>
        <draw:line draw:style-name="gr4" draw:text-style-name="P5" draw:layer="layout" svg:x1="8.874cm" svg:y1="1.522cm" svg:x2="13.192cm" svg:y2="1.522cm">
          <text:p/>
        </draw:line>
        <draw:frame draw:style-name="gr5" draw:text-style-name="P7" draw:layer="layout" svg:width="4.572cm" svg:height="3.009cm" svg:x="8.874cm" svg:y="1.58cm">
          <draw:text-box>
            <text:p text:style-name="P6"><text:span text:style-name="T2">AdvocateID : Integer</text:span></text:p>
            <text:p text:style-name="P6"><text:span text:style-name="T2">Name : String</text:span></text:p>
            <text:p text:style-name="P6"><text:span text:style-name="T2">Email : String</text:span></text:p>
            <text:p text:style-name="P6"><text:span text:style-name="T2">Phone No : Integer</text:span></text:p>
            <text:p text:style-name="P6"><text:span text:style-name="T2">Fees : String</text:span></text:p>
            <text:p text:style-name="P6"><text:span text:style-name="T2">Rating : Float</text:span></text:p>
            <text:p text:style-name="P6"><text:span text:style-name="T2">Password : String</text:span></text:p>
          </draw:text-box>
        </draw:frame>
        <draw:frame draw:style-name="gr6" draw:text-style-name="P7" draw:layer="layout" svg:width="4.083cm" svg:height="6.555cm" svg:x="8.982cm" svg:y="4.627cm">
          <draw:text-box>
            <text:p text:style-name="P6"><text:span text:style-name="T2">Register()</text:span></text:p>
            <text:p text:style-name="P6"><text:span text:style-name="T2">Login()</text:span></text:p>
            <text:p text:style-name="P6"><text:span text:style-name="T2">Logout()</text:span></text:p>
            <text:p text:style-name="P6"><text:span text:style-name="T2">Update()</text:span></text:p>
            <text:p text:style-name="P6"><text:span text:style-name="T2">Add_Client()</text:span></text:p>
            <text:p text:style-name="P6"><text:span text:style-name="T2">Update_Client()</text:span></text:p>
            <text:p text:style-name="P6"><text:span text:style-name="T2">Delete_Client()</text:span></text:p>
            <text:p text:style-name="P6"><text:span text:style-name="T2">Add_Case()</text:span></text:p>
            <text:p text:style-name="P6"><text:span text:style-name="T2">Update_Client()</text:span></text:p>
            <text:p text:style-name="P6"><text:span text:style-name="T2">Delete_Client()</text:span></text:p>
            <text:p text:style-name="P6"><text:span text:style-name="T2">Add_Hearing()</text:span></text:p>
            <text:p text:style-name="P6"><text:span text:style-name="T2">Update_Hearing()</text:span></text:p>
            <text:p text:style-name="P6"><text:span text:style-name="T2">Delete_Hearing()</text:span></text:p>
            <text:p text:style-name="P6"><text:span text:style-name="T2">Add_Payment()</text:span></text:p>
            <text:p text:style-name="P6"><text:span text:style-name="T2">Update_Payment()</text:span></text:p>
            <text:p text:style-name="P6"><text:span text:style-name="T2">Delete_Payment()</text:span></text:p>
          </draw:text-box>
        </draw:frame>
        <draw:line draw:style-name="gr4" draw:text-style-name="P5" draw:layer="layout" svg:x1="8.874cm" svg:y1="4.627cm" svg:x2="13.192cm" svg:y2="4.627cm">
          <text:p/>
        </draw:line>
        <draw:custom-shape draw:style-name="gr7" draw:text-style-name="P1" draw:layer="layout" svg:width="4.318cm" svg:height="5.645cm" svg:x="15.605cm" svg:y="0.50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16.494cm" svg:y="1.014cm">
          <draw:text-box>
            <text:p/>
          </draw:text-box>
        </draw:frame>
        <draw:frame draw:style-name="gr8" draw:text-style-name="P4" draw:layer="layout" svg:width="2.428cm" svg:height="1.039cm" svg:x="16.113cm" svg:y="0.492cm">
          <draw:text-box>
            <text:p text:style-name="P3"><text:span text:style-name="T1">Plaintiff</text:span></text:p>
          </draw:text-box>
        </draw:frame>
        <draw:line draw:style-name="gr4" draw:text-style-name="P5" draw:layer="layout" svg:x1="15.605cm" svg:y1="1.522cm" svg:x2="19.923cm" svg:y2="1.522cm">
          <text:p/>
        </draw:line>
        <draw:frame draw:style-name="gr9" draw:text-style-name="P7" draw:layer="layout" svg:width="4.191cm" svg:height="1.827cm" svg:x="15.605cm" svg:y="1.58cm">
          <draw:text-box>
            <text:p text:style-name="P6"><text:span text:style-name="T2">PlaintiffID : </text:span><text:span text:style-name="T2">Integer</text:span></text:p>
            <text:p text:style-name="P6"><text:span text:style-name="T2">Name : </text:span><text:span text:style-name="T2">String</text:span></text:p>
            <text:p text:style-name="P6"><text:span text:style-name="T2">Email : </text:span><text:span text:style-name="T2">String</text:span></text:p>
            <text:p text:style-name="P6"><text:span text:style-name="T2">Password : </text:span><text:span text:style-name="T2">String</text:span></text:p>
          </draw:text-box>
        </draw:frame>
        <draw:frame draw:style-name="gr10" draw:text-style-name="P7" draw:layer="layout" svg:width="4.21cm" svg:height="2.615cm" svg:x="15.586cm" svg:y="3.561cm">
          <draw:text-box>
            <text:p text:style-name="P6"><text:span text:style-name="T2">Register()</text:span></text:p>
            <text:p text:style-name="P6"><text:span text:style-name="T2">Login()</text:span></text:p>
            <text:p text:style-name="P6"><text:span text:style-name="T2">Logout()</text:span></text:p>
            <text:p text:style-name="P6"><text:span text:style-name="T2">Update()</text:span></text:p>
            <text:p text:style-name="P6"><text:span text:style-name="T2">Hire_Advo</text:span><text:span text:style-name="T2">cate()</text:span></text:p>
            <text:p text:style-name="P6"><text:span text:style-name="T2">Dehire_Ad</text:span><text:span text:style-name="T2">ovocate()</text:span></text:p>
          </draw:text-box>
        </draw:frame>
        <draw:line draw:style-name="gr4" draw:text-style-name="P5" draw:layer="layout" svg:x1="15.605cm" svg:y1="3.484cm" svg:x2="19.923cm" svg:y2="3.484cm">
          <text:p/>
        </draw:line>
        <draw:custom-shape draw:style-name="gr11" draw:text-style-name="P1" draw:layer="layout" svg:width="4.318cm" svg:height="4.629cm" svg:x="1.781cm" svg:y="0.50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2.67cm" svg:y="1.014cm">
          <draw:text-box>
            <text:p/>
          </draw:text-box>
        </draw:frame>
        <draw:frame draw:style-name="gr12" draw:text-style-name="P4" draw:layer="layout" svg:width="2.115cm" svg:height="1.039cm" svg:x="2.289cm" svg:y="0.492cm">
          <draw:text-box>
            <text:p text:style-name="P3"><text:span text:style-name="T1">Client</text:span></text:p>
          </draw:text-box>
        </draw:frame>
        <draw:line draw:style-name="gr4" draw:text-style-name="P5" draw:layer="layout" svg:x1="1.781cm" svg:y1="1.522cm" svg:x2="6.099cm" svg:y2="1.522cm">
          <text:p/>
        </draw:line>
        <draw:frame draw:style-name="gr13" draw:text-style-name="P7" draw:layer="layout" svg:width="3.918cm" svg:height="2.221cm" svg:x="1.781cm" svg:y="1.58cm">
          <draw:text-box>
            <text:p text:style-name="P6"><text:span text:style-name="T2">ClientID: Integer</text:span></text:p>
            <text:p text:style-name="P6"><text:span text:style-name="T2">Name : String</text:span></text:p>
            <text:p text:style-name="P6"><text:span text:style-name="T2">Email : String</text:span></text:p>
            <text:p text:style-name="P6"><text:span text:style-name="T2">Phone No : String</text:span></text:p>
            <text:p text:style-name="P6"><text:span text:style-name="T2">Address : String</text:span></text:p>
          </draw:text-box>
        </draw:frame>
        <draw:frame draw:style-name="gr14" draw:text-style-name="P7" draw:layer="layout" svg:width="3.556cm" svg:height="1.433cm" svg:x="1.762cm" svg:y="3.702cm">
          <draw:text-box>
            <text:p text:style-name="P6"><text:span text:style-name="T2">Add()</text:span></text:p>
            <text:p text:style-name="P6"><text:span text:style-name="T2">Update()</text:span></text:p>
            <text:p text:style-name="P6"><text:span text:style-name="T2">Delete()</text:span></text:p>
          </draw:text-box>
        </draw:frame>
        <draw:line draw:style-name="gr4" draw:text-style-name="P5" draw:layer="layout" svg:x1="1.762cm" svg:y1="3.738cm" svg:x2="6.08cm" svg:y2="3.738cm">
          <text:p/>
        </draw:line>
        <draw:custom-shape draw:style-name="gr15" draw:text-style-name="P1" draw:layer="layout" svg:width="4.318cm" svg:height="4.639cm" svg:x="1.762cm" svg:y="6.2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2.651cm" svg:y="6.719cm">
          <draw:text-box>
            <text:p/>
          </draw:text-box>
        </draw:frame>
        <draw:frame draw:style-name="gr16" draw:text-style-name="P4" draw:layer="layout" svg:width="2.17cm" svg:height="1.039cm" svg:x="2.27cm" svg:y="6.197cm">
          <draw:text-box>
            <text:p text:style-name="P3"><text:span text:style-name="T1">Cases</text:span></text:p>
          </draw:text-box>
        </draw:frame>
        <draw:line draw:style-name="gr4" draw:text-style-name="P5" draw:layer="layout" svg:x1="1.762cm" svg:y1="7.227cm" svg:x2="6.08cm" svg:y2="7.227cm">
          <text:p/>
        </draw:line>
        <draw:frame draw:style-name="gr17" draw:text-style-name="P7" draw:layer="layout" svg:width="4.572cm" svg:height="2.221cm" svg:x="1.762cm" svg:y="7.285cm">
          <draw:text-box>
            <text:p text:style-name="P6"><text:span text:style-name="T2">CaseID : Integer</text:span></text:p>
            <text:p text:style-name="P6"><text:span text:style-name="T2">CaseNo : String</text:span></text:p>
            <text:p text:style-name="P6"><text:span text:style-name="T2">CourtNo : String</text:span></text:p>
            <text:p text:style-name="P6"><text:span text:style-name="T2">JudgeName : String</text:span></text:p>
            <text:p text:style-name="P6"><text:span text:style-name="T2">Total Payment : Integer</text:span></text:p>
          </draw:text-box>
        </draw:frame>
        <draw:frame draw:style-name="gr18" draw:text-style-name="P7" draw:layer="layout" svg:width="3.266cm" svg:height="1.433cm" svg:x="1.671cm" svg:y="9.544cm">
          <draw:text-box>
            <text:p text:style-name="P6"><text:span text:style-name="T2">Add()</text:span></text:p>
            <text:p text:style-name="P6"><text:span text:style-name="T2">Update()</text:span></text:p>
            <text:p text:style-name="P6"><text:span text:style-name="T2">Delete()</text:span></text:p>
          </draw:text-box>
        </draw:frame>
        <draw:line draw:style-name="gr4" draw:text-style-name="P5" draw:layer="layout" svg:x1="1.762cm" svg:y1="9.453cm" svg:x2="6.08cm" svg:y2="9.453cm">
          <text:p/>
        </draw:line>
        <draw:custom-shape draw:style-name="gr19" draw:text-style-name="P1" draw:layer="layout" svg:width="4.318cm" svg:height="3.74cm" svg:x="1.908cm" svg:y="12.0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2.797cm" svg:y="12.571cm">
          <draw:text-box>
            <text:p/>
          </draw:text-box>
        </draw:frame>
        <draw:frame draw:style-name="gr20" draw:text-style-name="P4" draw:layer="layout" svg:width="2.602cm" svg:height="1.039cm" svg:x="2.416cm" svg:y="12.049cm">
          <draw:text-box>
            <text:p text:style-name="P3"><text:span text:style-name="T1">Payment</text:span></text:p>
          </draw:text-box>
        </draw:frame>
        <draw:line draw:style-name="gr4" draw:text-style-name="P5" draw:layer="layout" svg:x1="1.908cm" svg:y1="13.079cm" svg:x2="6.226cm" svg:y2="13.079cm">
          <text:p/>
        </draw:line>
        <draw:frame draw:style-name="gr21" draw:text-style-name="P7" draw:layer="layout" svg:width="4.426cm" svg:height="1.039cm" svg:x="1.908cm" svg:y="13.137cm">
          <draw:text-box>
            <text:p text:style-name="P6"><text:span text:style-name="T2">Receive : Integer</text:span></text:p>
            <text:p text:style-name="P6"><text:span text:style-name="T2">Remaining : Integer</text:span></text:p>
          </draw:text-box>
        </draw:frame>
        <draw:frame draw:style-name="gr22" draw:text-style-name="P7" draw:layer="layout" svg:width="3.429cm" svg:height="1.433cm" svg:x="1.889cm" svg:y="14.208cm">
          <draw:text-box>
            <text:p text:style-name="P6"><text:span text:style-name="T2">Add()</text:span></text:p>
            <text:p text:style-name="P6"><text:span text:style-name="T2">Update()</text:span></text:p>
            <text:p text:style-name="P6"><text:span text:style-name="T2">Delete()</text:span></text:p>
          </draw:text-box>
        </draw:frame>
        <draw:line draw:style-name="gr4" draw:text-style-name="P5" draw:layer="layout" svg:x1="1.889cm" svg:y1="14.081cm" svg:x2="6.207cm" svg:y2="14.081cm">
          <text:p/>
        </draw:line>
        <draw:custom-shape draw:style-name="gr23" draw:text-style-name="P1" draw:layer="layout" svg:width="4.318cm" svg:height="3.613cm" svg:x="8.893cm" svg:y="12.0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9.782cm" svg:y="12.571cm">
          <draw:text-box>
            <text:p/>
          </draw:text-box>
        </draw:frame>
        <draw:frame draw:style-name="gr24" draw:text-style-name="P4" draw:layer="layout" svg:width="2.445cm" svg:height="1.039cm" svg:x="9.401cm" svg:y="12.049cm">
          <draw:text-box>
            <text:p text:style-name="P3"><text:span text:style-name="T1">Hearing</text:span></text:p>
          </draw:text-box>
        </draw:frame>
        <draw:line draw:style-name="gr4" draw:text-style-name="P5" draw:layer="layout" svg:x1="8.893cm" svg:y1="13.079cm" svg:x2="13.211cm" svg:y2="13.079cm">
          <text:p/>
        </draw:line>
        <draw:frame draw:style-name="gr25" draw:text-style-name="P7" draw:layer="layout" svg:width="4.299cm" svg:height="1.039cm" svg:x="8.893cm" svg:y="13.137cm">
          <draw:text-box>
            <text:p text:style-name="P6"><text:span text:style-name="T2">Data : String</text:span></text:p>
            <text:p text:style-name="P6"><text:span text:style-name="T2">Time : String</text:span></text:p>
          </draw:text-box>
        </draw:frame>
        <draw:frame draw:style-name="gr26" draw:text-style-name="P7" draw:layer="layout" svg:width="3.048cm" svg:height="1.433cm" svg:x="8.874cm" svg:y="14.208cm">
          <draw:text-box>
            <text:p text:style-name="P6"><text:span text:style-name="T2">Add()</text:span></text:p>
            <text:p text:style-name="P6"><text:span text:style-name="T2">Update()</text:span></text:p>
            <text:p text:style-name="P6"><text:span text:style-name="T2">Delete()</text:span></text:p>
          </draw:text-box>
        </draw:frame>
        <draw:line draw:style-name="gr4" draw:text-style-name="P5" draw:layer="layout" svg:x1="8.874cm" svg:y1="14.081cm" svg:x2="13.192cm" svg:y2="14.081cm">
          <text:p/>
        </draw:line>
        <draw:custom-shape draw:style-name="gr27" draw:text-style-name="P1" draw:layer="layout" svg:width="4.318cm" svg:height="6.026cm" svg:x="15.605cm" svg:y="7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502cm" svg:height="1.187cm" svg:x="16.494cm" svg:y="8.38cm">
          <draw:text-box>
            <text:p/>
          </draw:text-box>
        </draw:frame>
        <draw:frame draw:style-name="gr28" draw:text-style-name="P4" draw:layer="layout" svg:width="2.233cm" svg:height="1.039cm" svg:x="16.113cm" svg:y="7.858cm">
          <draw:text-box>
            <text:p text:style-name="P3"><text:span text:style-name="T1">Admin</text:span></text:p>
          </draw:text-box>
        </draw:frame>
        <draw:line draw:style-name="gr4" draw:text-style-name="P5" draw:layer="layout" svg:x1="15.605cm" svg:y1="8.888cm" svg:x2="19.923cm" svg:y2="8.888cm">
          <text:p/>
        </draw:line>
        <draw:frame draw:style-name="gr29" draw:text-style-name="P7" draw:layer="layout" svg:width="4.318cm" svg:height="1.827cm" svg:x="15.605cm" svg:y="8.946cm">
          <draw:text-box>
            <text:p text:style-name="P6"><text:span text:style-name="T2">AdminD : Integer</text:span></text:p>
            <text:p text:style-name="P6"><text:span text:style-name="T2">Name : String</text:span></text:p>
            <text:p text:style-name="P6"><text:span text:style-name="T2">Email : String</text:span></text:p>
            <text:p text:style-name="P6"><text:span text:style-name="T2">Password : String</text:span></text:p>
          </draw:text-box>
        </draw:frame>
        <draw:frame draw:style-name="gr30" draw:text-style-name="P7" draw:layer="layout" svg:width="4.464cm" svg:height="2.615cm" svg:x="15.586cm" svg:y="10.927cm">
          <draw:text-box>
            <text:p text:style-name="P6"><text:span text:style-name="T2">Login()</text:span></text:p>
            <text:p text:style-name="P6"><text:span text:style-name="T2">Logout()</text:span></text:p>
            <text:p text:style-name="P6"><text:span text:style-name="T2">Update()</text:span></text:p>
            <text:p text:style-name="P6"><text:span text:style-name="T2">Send_Email()</text:span></text:p>
            <text:p text:style-name="P6"><text:span text:style-name="T2">Manage_Blog()</text:span></text:p>
            <text:p text:style-name="P6"><text:span text:style-name="T2">Manage_Site_Content()</text:span></text:p>
          </draw:text-box>
        </draw:frame>
        <draw:line draw:style-name="gr4" draw:text-style-name="P5" draw:layer="layout" svg:x1="15.605cm" svg:y1="10.85cm" svg:x2="19.923cm" svg:y2="10.85cm">
          <text:p/>
        </draw:line>
        <draw:custom-shape draw:style-name="gr31" draw:text-style-name="P8" draw:layer="layout" svg:width="1.016cm" svg:height="0.381cm" svg:x="7.858cm" svg:y="2.2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6.08cm" svg:y1="2.397cm" svg:x2="7.985cm" svg:y2="2.524cm">
          <text:p/>
        </draw:line>
        <draw:custom-shape draw:style-name="gr31" draw:text-style-name="P8" draw:layer="layout" svg:width="1.016cm" svg:height="0.381cm" svg:x="7.858cm" svg:y="7.5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8" draw:layer="layout" svg:width="0.381cm" svg:height="0.508cm" svg:x="3.794cm" svg:y="5.1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3.921cm" svg:y1="5.516cm" svg:x2="3.921cm" svg:y2="6.207cm">
          <text:p/>
        </draw:line>
        <draw:custom-shape draw:style-name="gr32" draw:text-style-name="P8" draw:layer="layout" svg:width="0.381cm" svg:height="0.508cm" svg:x="3.794cm" svg:y="10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3.921cm" svg:y1="11.231cm" svg:x2="3.921cm" svg:y2="12.049cm">
          <text:p/>
        </draw:line>
        <draw:custom-shape draw:style-name="gr31" draw:text-style-name="P8" draw:layer="layout" svg:width="1.016cm" svg:height="0.381cm" svg:x="6.08cm" svg:y="10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7.096cm" svg:y1="10.144cm" svg:x2="7.858cm" svg:y2="10.215cm">
          <text:p/>
        </draw:line>
        <draw:line draw:style-name="gr4" draw:text-style-name="P5" draw:layer="layout" svg:x1="8.874cm" svg:y1="12.628cm" svg:x2="7.858cm" svg:y2="12.628cm">
          <text:p/>
        </draw:line>
        <draw:line draw:style-name="gr4" draw:text-style-name="P5" draw:layer="layout" svg:x1="15.605cm" svg:y1="3.667cm" svg:x2="13.192cm" svg:y2="3.667cm">
          <text:p/>
        </draw:line>
        <draw:line draw:style-name="gr4" draw:text-style-name="P5" draw:layer="layout" svg:x1="13.7cm" svg:y1="3.286cm" svg:x2="13.192cm" svg:y2="3.667cm">
          <text:p/>
        </draw:line>
        <draw:line draw:style-name="gr4" draw:text-style-name="P5" draw:layer="layout" svg:x1="13.7cm" svg:y1="4.048cm" svg:x2="13.192cm" svg:y2="3.668cm">
          <text:p/>
        </draw:line>
        <draw:line draw:style-name="gr4" draw:text-style-name="P5" draw:layer="layout" svg:x1="6.08cm" svg:y1="7.675cm" svg:x2="7.858cm" svg:y2="7.675cm">
          <text:p/>
        </draw:line>
        <draw:line draw:style-name="gr4" draw:text-style-name="P5" draw:layer="layout" svg:x1="7.858cm" svg:y1="10.215cm" svg:x2="7.858cm" svg:y2="12.628cm">
          <text:p/>
        </draw:line>
        <draw:custom-shape draw:style-name="gr33" draw:text-style-name="P1" draw:layer="layout" svg:width="3.537cm" svg:height="4.304cm" svg:x="12.557cm" svg:y="16.07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13.446cm" svg:y="16.579cm">
          <draw:text-box>
            <text:p/>
          </draw:text-box>
        </draw:frame>
        <draw:frame draw:style-name="gr34" draw:text-style-name="P9" draw:layer="layout" svg:width="2.602cm" svg:height="1.039cm" svg:x="12.43cm" svg:y="15.907cm">
          <draw:text-box>
            <text:p text:style-name="P3"><text:span text:style-name="T1">Blog</text:span></text:p>
          </draw:text-box>
        </draw:frame>
        <draw:line draw:style-name="gr4" draw:text-style-name="P5" draw:layer="layout" svg:x1="12.557cm" svg:y1="17.087cm" svg:x2="16.094cm" svg:y2="17.073cm">
          <text:p/>
        </draw:line>
        <draw:frame draw:style-name="gr35" draw:text-style-name="P7" draw:layer="layout" svg:width="3.791cm" svg:height="1.433cm" svg:x="12.557cm" svg:y="17.145cm">
          <draw:text-box>
            <text:p text:style-name="P6"><text:span text:style-name="T2">BlogID : Integer</text:span></text:p>
            <text:p text:style-name="P6"><text:span text:style-name="T2">Title : String</text:span></text:p>
            <text:p text:style-name="P6"><text:span text:style-name="T2">Detail : String</text:span></text:p>
          </draw:text-box>
        </draw:frame>
        <draw:frame draw:style-name="gr22" draw:text-style-name="P7" draw:layer="layout" svg:width="3.429cm" svg:height="1.433cm" svg:x="12.665cm" svg:y="18.724cm">
          <draw:text-box>
            <text:p text:style-name="P6"><text:span text:style-name="T2">Add()</text:span></text:p>
            <text:p text:style-name="P6"><text:span text:style-name="T2">Update()</text:span></text:p>
            <text:p text:style-name="P6"><text:span text:style-name="T2">Delete()</text:span></text:p>
          </draw:text-box>
        </draw:frame>
        <draw:line draw:style-name="gr4" draw:text-style-name="P5" draw:layer="layout" svg:x1="12.665cm" svg:y1="18.724cm" svg:x2="16.094cm" svg:y2="18.724cm">
          <text:p/>
        </draw:line>
        <draw:custom-shape draw:style-name="gr33" draw:text-style-name="P1" draw:layer="layout" svg:width="3.537cm" svg:height="4.304cm" svg:x="16.621cm" svg:y="16.09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17.51cm" svg:y="16.602cm">
          <draw:text-box>
            <text:p/>
          </draw:text-box>
        </draw:frame>
        <draw:frame draw:style-name="gr34" draw:text-style-name="P9" draw:layer="layout" svg:width="2.602cm" svg:height="1.039cm" svg:x="16.983cm" svg:y="15.93cm">
          <draw:text-box>
            <text:p text:style-name="P3"><text:span text:style-name="T1">Emails</text:span></text:p>
          </draw:text-box>
        </draw:frame>
        <draw:line draw:style-name="gr4" draw:text-style-name="P5" draw:layer="layout" svg:x1="16.621cm" svg:y1="17.11cm" svg:x2="20.158cm" svg:y2="17.096cm">
          <text:p/>
        </draw:line>
        <draw:frame draw:style-name="gr35" draw:text-style-name="P7" draw:layer="layout" svg:width="3.791cm" svg:height="1.433cm" svg:x="16.621cm" svg:y="17.168cm">
          <draw:text-box>
            <text:p text:style-name="P6"><text:span text:style-name="T2">EmailID : Integer</text:span></text:p>
            <text:p text:style-name="P6"><text:span text:style-name="T2">Subject : String</text:span></text:p>
            <text:p text:style-name="P6"><text:span text:style-name="T2">Message : String</text:span></text:p>
          </draw:text-box>
        </draw:frame>
        <draw:frame draw:style-name="gr22" draw:text-style-name="P7" draw:layer="layout" svg:width="3.429cm" svg:height="1.433cm" svg:x="16.729cm" svg:y="18.747cm">
          <draw:text-box>
            <text:p text:style-name="P6"><text:span text:style-name="T2">Add()</text:span></text:p>
            <text:p text:style-name="P6"><text:span text:style-name="T2">Update()</text:span></text:p>
            <text:p text:style-name="P6"><text:span text:style-name="T2">Delete()</text:span></text:p>
          </draw:text-box>
        </draw:frame>
        <draw:line draw:style-name="gr4" draw:text-style-name="P5" draw:layer="layout" svg:x1="16.729cm" svg:y1="18.747cm" svg:x2="20.158cm" svg:y2="18.747cm">
          <text:p/>
        </draw:line>
        <draw:line draw:style-name="gr4" draw:text-style-name="P5" draw:layer="layout" svg:x1="15.859cm" svg:y1="13.898cm" svg:x2="15.859cm" svg:y2="16.057cm">
          <text:p/>
        </draw:line>
        <draw:line draw:style-name="gr4" draw:text-style-name="P5" draw:layer="layout" svg:x1="18.272cm" svg:y1="13.898cm" svg:x2="18.272cm" svg:y2="16.0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weight="bold" style:font-weight-asian="bold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weight="bold" style:font-weight-asian="bold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weight="normal" style:font-weight-asian="normal" style:font-weight-complex="norma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weight="bold" style:font-weight-asian="bold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0" style:family="graphic">
      <style:paragraph-properties style:text-autospace="none"/>
      <style:text-properties fo:font-size="13pt" style:font-size-asian="13pt" style:font-size-complex="13pt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text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2" style:font-family-asian="'Lucida Sans'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</office:styles>
  <office:automatic-styles>
    <style:page-layout style:name="PM0">
      <style:page-layout-properties fo:margin-top="0.055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51:27.556114364</meta:creation-date>
    <dc:date>2019-05-07T15:13:37.348613525</dc:date>
    <meta:editing-duration>PT1H26M17S</meta:editing-duration>
    <meta:editing-cycles>25</meta:editing-cycles>
    <meta:generator>LibreOffice/6.2.2.2$Linux_X86_64 LibreOffice_project/20$Build-2</meta:generator>
    <meta:document-statistic meta:object-count="80"/>
  </office:meta>
</office:document-meta>
</file>